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39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3YR_B02006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Asian Indian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Asian Indian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Bangladeshi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Bangladeshi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Cambodian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Cambodian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Chinese , except Taiwanes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Chinese , except Taiwanes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Filipino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Filipino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Hmong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Hmong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Indonesian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Indonesian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Japanes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Japanes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Korean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Korean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Laotian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Laotian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Malaysian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Malaysian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Pakistani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Pakistani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Sri Lankan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Sri Lankan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Taiwanes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Taiwanese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Thai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Thai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Vietnames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Vietnamese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Other Asian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Other Asian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Other Asian, not specified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Other Asian, not specif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/6.0.7.3$Linux_X86_64 LibreOffice_project/00m0$Build-3</meta:generator>
  </office:meta>
</office:document-meta>
</file>